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BB3000006A20F550A63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|c|c|}&#10;\cline{2-3}&#10;00 &amp;00&amp;01,11,10 \\&#10;\cline{2-3}&#10;01 &amp;&amp;11 \\&#10;\cline{2-3}&#10;11 &amp;&amp;10 \\&#10;\cline{2-3}&#10;10 &amp;&amp;10 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4.192cm" svg:height="3.505cm" svg:x="0.636cm" svg:y="1.288cm">
          <draw:image xlink:href="Pictures/2000000100000BB3000006A20F550A63.svm" xlink:type="simple" xlink:show="embed" xlink:actuate="onLoad">
            <text:p/>
          </draw:image>
          <draw:glue-point draw:id="4" svg:x="1.416cm" svg:y="-1.9cm"/>
          <draw:glue-point draw:id="5" svg:x="1.452cm" svg:y="-0.907cm"/>
          <draw:glue-point draw:id="6" svg:x="1.164cm" svg:y="0.473cm"/>
          <draw:glue-point draw:id="7" svg:x="1.452cm" svg:y="1.42cm"/>
          <draw:glue-point draw:id="8" svg:x="2.895cm" svg:y="0.601cm"/>
          <draw:glue-point draw:id="9" svg:x="0.66cm" svg:y="-3.064cm"/>
          <draw:glue-point draw:id="10" svg:x="2.571cm" svg:y="-2.978cm"/>
          <draw:glue-point draw:id="11" svg:x="4.303cm" svg:y="-3.021cm"/>
        </draw:frame>
        <draw:frame draw:style-name="gr2" draw:layer="layout" svg:width="0.425cm" svg:height="0.469cm" svg:x="2.628cm" svg:y="0.3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21cm" svg:height="0.469cm" svg:x="1.727cm" svg:y="0.62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13cm" svg:height="0.469cm" svg:x="3.494cm" svg:y="0.63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1" xml:id="id1" draw:id="id1" draw:layer="layout" svg:width="0.877cm" svg:height="0.648cm" svg:x="1.497cm" svg:y="1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draw:line-skew="-0.226cm" svg:x1="2.374cm" svg:y1="1.657cm" svg:x2="2.722cm" svg:y2="1.65cm" draw:start-shape="id1" draw:start-glue-point="10" svg:d="m2374 1657c412 0 239-7 348-7">
          <text:p/>
        </draw:connector>
        <draw:connector draw:style-name="gr4" draw:text-style-name="P1" draw:layer="layout" draw:type="curve" draw:line-skew="1.476cm" svg:x1="3.008cm" svg:y1="1.967cm" svg:x2="3.325cm" svg:y2="2.375cm" draw:start-shape="id2" draw:start-glue-point="9" draw:end-shape="id2" draw:end-glue-point="4" svg:d="m3008 1967c0 445 317 242 317 408">
          <text:p/>
        </draw:connector>
        <draw:connector draw:style-name="gr4" draw:text-style-name="P1" draw:layer="layout" draw:type="curve" draw:line-skew="-0.33cm" svg:x1="4.535cm" svg:y1="1.982cm" svg:x2="4.1cm" svg:y2="4.272cm" draw:start-shape="id2" draw:start-glue-point="11" draw:end-shape="id3" draw:end-glue-point="10" svg:d="m4535 1982c694 0 912 2290-435 2290">
          <text:p/>
        </draw:connector>
        <draw:frame draw:style-name="gr2" draw:layer="layout" svg:width="1.035cm" svg:height="0.529cm" svg:x="0.315cm" svg:y="0.86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2" draw:layer="layout" svg:width="3.135cm" svg:height="0.911cm" svg:x="5.111cm" svg:y="0.44cm">
          <draw:text-box>
            <text:p><text:span text:style-name="T1">ممکنہ تبادلہ حالات</text:span></text:p>
          </draw:text-box>
        </draw:frame>
        <draw:frame draw:style-name="gr2" draw:layer="layout" svg:width="3.291cm" svg:height="1.451cm" svg:x="5.26cm" svg:y="1.10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3" draw:text-style-name="P1" xml:id="id3" draw:id="id3" draw:layer="layout" svg:width="0.877cm" svg:height="0.648cm" svg:x="3.223cm" svg:y="3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draw:line-skew="-1.642cm -2.198cm 0.543cm" svg:x1="3.34cm" svg:y1="3.537cm" svg:x2="3.351cm" svg:y2="4.043cm" draw:start-shape="id2" draw:start-glue-point="7" draw:end-shape="id3" draw:end-glue-point="5" svg:d="m3340 3537c0 171-210 114-210 283s221 144 221 223">
          <text:p/>
        </draw:connector>
        <draw:connector draw:style-name="gr4" draw:text-style-name="P1" draw:layer="layout" draw:type="curve" draw:line-skew="2.006cm 2.722cm -2.203cm" svg:x1="3.34cm" svg:y1="2.723cm" svg:x2="3.219cm" svg:y2="3.205cm" draw:start-shape="id2" draw:start-glue-point="5" draw:end-shape="id2" draw:end-glue-point="6" svg:d="m3340 2723c0 106-482 71-482 219s361 91 361 263">
          <text:p/>
        </draw:connector>
        <draw:connector draw:style-name="gr4" draw:text-style-name="P1" draw:layer="layout" draw:type="curve" draw:line-skew="1.51cm -0.872cm" svg:x1="3.809cm" svg:y1="1.997cm" svg:x2="3.945cm" svg:y2="3.25cm" draw:start-shape="id2" draw:start-glue-point="10" draw:end-shape="id2" draw:end-glue-point="8" svg:d="m3809 1997c0 451 324 376 549 576s353 677-413 6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21T17:40:15</dc:date>
    <dc:creator>kkk </dc:creator>
    <meta:generator>LibreOffice/3.3$Linux LibreOffice_project/330m19$Build-401</meta:generator>
    <meta:editing-duration>PT14H20M11S</meta:editing-duration>
    <meta:editing-cycles>61</meta:editing-cycles>
    <meta:document-statistic meta:object-count="15"/>
  </office:meta>
</office:document-meta>
</file>

<file path=Object 1/content.xml><?xml version="1.0" encoding="utf-8"?>
<math xmlns="http://www.w3.org/1998/Math/MathML">
  <semantics>
    <mi>x</mi>
    <annotation encoding="StarMath 5.0">x</annotation>
  </semantics>
</math>
</file>

<file path=Object 2/content.xml><?xml version="1.0" encoding="utf-8"?>
<math xmlns="http://www.w3.org/1998/Math/MathML">
  <semantics>
    <mn>0</mn>
    <annotation encoding="StarMath 5.0">0</annotation>
  </semantics>
</math>
</file>

<file path=Object 3/content.xml><?xml version="1.0" encoding="utf-8"?>
<math xmlns="http://www.w3.org/1998/Math/MathML">
  <semantics>
    <mn>1</mn>
    <annotation encoding="StarMath 5.0">1</annotation>
  </semantics>
</math>
</file>

<file path=Object 4/content.xml><?xml version="1.0" encoding="utf-8"?>
<math xmlns="http://www.w3.org/1998/Math/MathML">
  <semantics>
    <mrow>
      <msub>
        <mi>y</mi>
        <mn>1</mn>
      </msub>
      <msub>
        <mi>y</mi>
        <mn>0</mn>
      </msub>
    </mrow>
    <annotation encoding="StarMath 5.0">y_1 y_0</annotation>
  </semantics>
</math>
</file>

<file path=Object 5/content.xml><?xml version="1.0" encoding="utf-8"?>
<math xmlns="http://www.w3.org/1998/Math/MathML">
  <semantics>
    <mtable>
      <mtr>
        <mtd>
          <mrow>
            <mn>00</mn>
            <mo stretchy="false">→</mo>
            <mn>01</mn>
            <mo stretchy="false">→</mo>
            <mn>11</mn>
            <mo stretchy="false">→</mo>
            <mn>10</mn>
          </mrow>
        </mtd>
      </mtr>
      <mtr>
        <mtd>
          <mrow>
            <mn>00</mn>
            <mo stretchy="false">→</mo>
            <mn>11</mn>
            <mo stretchy="false">→</mo>
            <mn>10</mn>
          </mrow>
        </mtd>
      </mtr>
      <mtr>
        <mtd>
          <mrow>
            <mn>00</mn>
            <mo stretchy="false">→</mo>
            <mn>10</mn>
          </mrow>
        </mtd>
      </mtr>
    </mtable>
    <annotation encoding="StarMath 5.0">stack{
alignl 00 rightarrow 01 rightarrow 11 rightarrow 10 #
alignl 00 rightarrow 11 rightarrow 10 #
alignl 00 rightarrow 10
}</annotation>
  </semantics>
</math>
</file>